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6c70" officeooo:paragraph-rsid="00096c70"/>
    </style:style>
    <style:style style:name="P2" style:family="paragraph" style:parent-style-name="Standard">
      <style:text-properties officeooo:rsid="00096c70" officeooo:paragraph-rsid="000d4a67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b657b" officeooo:paragraph-rsid="000b657b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a4bef" officeooo:paragraph-rsid="000a4bef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0dd2c" officeooo:paragraph-rsid="0010dd2c"/>
    </style:style>
    <style:style style:name="P6" style:family="paragraph" style:parent-style-name="Standard">
      <style:text-properties officeooo:rsid="001335a2" officeooo:paragraph-rsid="001335a2"/>
    </style:style>
    <style:style style:name="P7" style:family="paragraph" style:parent-style-name="Standard">
      <style:text-properties officeooo:rsid="0013eac6" officeooo:paragraph-rsid="0013eac6"/>
    </style:style>
    <style:style style:name="P8" style:family="paragraph" style:parent-style-name="Standard">
      <style:text-properties officeooo:rsid="001bc665" officeooo:paragraph-rsid="001bc665"/>
    </style:style>
    <style:style style:name="P9" style:family="paragraph" style:parent-style-name="Standard">
      <style:text-properties officeooo:rsid="001ce452" officeooo:paragraph-rsid="001ce452"/>
    </style:style>
    <style:style style:name="P10" style:family="paragraph" style:parent-style-name="Standard">
      <style:text-properties officeooo:rsid="001d93de" officeooo:paragraph-rsid="001d93de"/>
    </style:style>
    <style:style style:name="P11" style:family="paragraph" style:parent-style-name="Standard">
      <style:text-properties officeooo:rsid="001e34d2" officeooo:paragraph-rsid="001e34d2"/>
    </style:style>
    <style:style style:name="P12" style:family="paragraph" style:parent-style-name="Standard">
      <style:text-properties officeooo:rsid="00210cf9" officeooo:paragraph-rsid="00210cf9"/>
    </style:style>
    <style:style style:name="P13" style:family="paragraph" style:parent-style-name="Standard">
      <style:text-properties officeooo:rsid="001d93de" officeooo:paragraph-rsid="001d93de"/>
    </style:style>
    <style:style style:name="T1" style:family="text">
      <style:text-properties officeooo:rsid="0015c703"/>
    </style:style>
    <style:style style:name="T2" style:family="text">
      <style:text-properties officeooo:rsid="0016e3ef"/>
    </style:style>
    <style:style style:name="T3" style:family="text">
      <style:text-properties officeooo:rsid="00170b60"/>
    </style:style>
    <style:style style:name="T4" style:family="text">
      <style:text-properties officeooo:rsid="001e34d2"/>
    </style:style>
    <style:style style:name="T5" style:family="text">
      <style:text-properties officeooo:rsid="00210cf9"/>
    </style:style>
    <style:style style:name="T6" style:family="text">
      <style:text-properties officeooo:rsid="0021a0e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 Data Format</text:p>
      <text:p text:style-name="P2">stored in plain text with the extension .gamemap</text:p>
      <text:p text:style-name="P2"/>
      <text:p text:style-name="P4"><text:span text:style-name="T1">Texture</text:span> section</text:p>
      <text:p text:style-name="P5">Textures must be 32x32 pixels</text:p>
      <text:p text:style-name="P1"/>
      <text:p text:style-name="P1"/>
      <text:p text:style-name="P1">Texture definitions are stored between two tags</text:p>
      <text:p text:style-name="P1">BEGINTEXTUREDEFS</text:p>
      <text:p text:style-name="P1">ENDTEXTUREDEFS</text:p>
      <text:p text:style-name="P1"/>
      <text:p text:style-name="P1">The format of actual texturedefs is as follows</text:p>
      <text:p text:style-name="P1"><text:span text:style-name="T5">integer</text:span>=path to texture;</text:p>
      <text:p text:style-name="P1"/>
      <text:p text:style-name="P6">There should be no spaces except in the path <text:span text:style-name="T1">itself</text:span></text:p>
      <text:p text:style-name="P6"/>
      <text:p text:style-name="P7"><text:span text:style-name="T3">F</text:span>or efficiency reasons the <text:span text:style-name="T5">integers</text:span> can not exceed 102<text:span text:style-name="T2">3 and should start at 0. </text:span></text:p>
      <text:p text:style-name="P1"/>
      <text:p text:style-name="P1">example</text:p>
      <text:p text:style-name="P1"/>
      <text:p text:style-name="P1">BEGINTEXTUREDEFS</text:p>
      <text:p text:style-name="P1">0=Data/Images/Tiles/BlueTile.png;</text:p>
      <text:p text:style-name="P1">1=Data/Images/Tiles/RedTile.png;</text:p>
      <text:p text:style-name="P1">ENDTEXTUREDEFS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hunk Data section</text:p>
      <text:p text:style-name="P8">Each chunk must be 32x32 tiles</text:p>
      <text:p text:style-name="P8"/>
      <text:p text:style-name="P8">Chunk Data is stored between two tags</text:p>
      <text:p text:style-name="P8">BEGINCHUNK<text:span text:style-name="T5">TEX</text:span>DATA</text:p>
      <text:p text:style-name="P8">ENDCHUNK<text:span text:style-name="T5">TEX</text:span>DATA</text:p>
      <text:p text:style-name="P8"/>
      <text:p text:style-name="P9">The format of the data is as follows</text:p>
      <text:p text:style-name="P10">the chunk position</text:p>
      <text:p text:style-name="P10">Px y;</text:p>
      <text:p text:style-name="P10">the <text:span text:style-name="T4">integers</text:span> x and y must form a unique value and denotes that chunk's position in the game <text:span text:style-name="T6">they are separated by a space</text:span></text:p>
      <text:p text:style-name="P11">the <text:span text:style-name="T5">numbers in game are multiplied by 1024</text:span></text:p>
      <text:p text:style-name="P11"/>
      <text:p text:style-name="P12">The chunk texture data is a series of rows separated by ;</text:p>
      <text:p text:style-name="P12">each row is composed of a series of integers separated by a space</text:p>
      <text:p text:style-name="P12">each integer must be listed in the texture defs as the integer represents which texture that particular tile should have</text:p>
      <text:p text:style-name="P12"/>
      <text:p text:style-name="P12">example </text:p>
      <text:p text:style-name="P12">BEGINCHUNKTEXDATA</text:p>
      <text:p text:style-name="P12">P0 0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<text:soft-page-break/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P1 0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1 0 1 0 1 0 1 1 1 1 1 1 1 1 1 0 1 0 1 0 1 0 1 0 0 0 1 0 1 0 1 0;</text:p>
      <text:p text:style-name="P12">0 1 0 1 0 1 1 0 1 0 0 0 0 0 1 0 1 0 1 0 1 0 1 1 0 1 0 1 0 1 0 1;</text:p>
      <text:p text:style-name="P12">ENDCHUNKTEXDA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4T03:08:47.739000000</meta:creation-date>
    <dc:date>2015-10-04T05:12:51.118000000</dc:date>
    <meta:editing-duration>PT1H10M25S</meta:editing-duration>
    <meta:editing-cycles>23</meta:editing-cycles>
    <meta:generator>LibreOffice/5.0.2.2$Windows_x86 LibreOffice_project/37b43f919e4de5eeaca9b9755ed688758a8251fe</meta:generator>
    <meta:document-statistic meta:table-count="0" meta:image-count="0" meta:object-count="0" meta:page-count="3" meta:paragraph-count="98" meta:word-count="2230" meta:character-count="5213" meta:non-whitespace-character-count="3079"/>
  </office:meta>
</office:document-meta>
</file>